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automatic-styles>
    <style:style style:name="Table1" style:family="table" style:master-page-name="First_20_Page">
      <style:table-properties style:width="6.9972in" style:page-number="auto" table:align="left"/>
    </style:style>
    <style:style style:name="Table1.A" style:family="table-column">
      <style:table-column-properties style:column-width="4.0014in"/>
    </style:style>
    <style:style style:name="Table1.B" style:family="table-column">
      <style:table-column-properties style:column-width="2.9958in"/>
    </style:style>
    <style:style style:name="Table1.A1" style:family="table-cell">
      <style:table-cell-properties fo:padding="0in" fo:border="none"/>
    </style:style>
    <style:style style:name="P1" style:family="paragraph" style:parent-style-name="Header">
      <style:text-properties style:font-name="SoutaneBlack2" fo:font-size="10pt" fo:font-weight="normal" style:font-size-asian="10pt" style:font-weight-asian="normal" style:font-size-complex="10pt" style:font-weight-complex="normal"/>
    </style:style>
    <style:style style:name="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P5" style:family="paragraph" style:parent-style-name="Standard">
      <style:paragraph-properties fo:text-align="start" style:justify-single-word="false"/>
      <style:text-properties style:font-name="FrizQuadrata BT1" fo:font-size="24pt" fo:font-weight="normal" officeooo:rsid="0020c2f8" officeooo:paragraph-rsid="0020c2f8" style:font-size-asian="24pt" style:font-weight-asian="normal" style:font-size-complex="24pt" style:font-weight-complex="normal"/>
    </style:style>
    <style:style style:name="P6" style:family="paragraph" style:parent-style-name="Standard">
      <style:paragraph-properties fo:text-align="start" style:justify-single-word="false"/>
      <style:text-properties style:font-name="FrizQuadrata BT1" fo:font-size="12pt" fo:font-weight="normal" officeooo:rsid="0020c2f8" officeooo:paragraph-rsid="0020c2f8"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FrizQuadrata BT" fo:font-size="10pt" fo:font-weight="normal" officeooo:rsid="0020c2f8" officeooo:paragraph-rsid="0020c2f8" style:font-size-asian="10pt" style:font-weight-asian="normal" style:font-size-complex="10pt" style:font-weight-complex="normal"/>
    </style:style>
    <style:style style:name="P8" style:family="paragraph" style:parent-style-name="Text_20_body">
      <style:paragraph-properties fo:margin-top="0in" fo:margin-bottom="0.0598in" loext:contextual-spacing="false"/>
      <style:text-properties style:font-name="Century Gothic1" fo:font-size="6.5pt" fo:font-weight="bold" style:font-size-asian="7pt" style:font-weight-asian="bold" style:font-size-complex="7pt" style:font-weight-complex="bold"/>
    </style:style>
    <style:style style:name="P9" style:family="paragraph" style:parent-style-name="Text_20_body">
      <style:paragraph-properties fo:margin-top="0in" fo:margin-bottom="0.0598in" loext:contextual-spacing="false" fo:text-align="justify" style:justify-single-word="false"/>
      <style:text-properties style:font-name="Century Gothic1" fo:font-size="6.5pt" fo:font-weight="bold" style:font-size-asian="7pt" style:font-weight-asian="bold" style:font-size-complex="7pt" style:font-weight-complex="bold"/>
    </style:style>
    <style:style style:name="P10" style:family="paragraph" style:parent-style-name="Text_20_body">
      <style:paragraph-properties fo:margin-top="0in" fo:margin-bottom="0.0598in" loext:contextual-spacing="false"/>
      <style:text-properties style:font-name="Century Gothic1" fo:font-size="6.5pt" style:font-size-asian="7pt" style:font-size-complex="7pt"/>
    </style:style>
    <style:style style:name="P11" style:family="paragraph" style:parent-style-name="Text_20_body">
      <style:paragraph-properties fo:margin-top="0in" fo:margin-bottom="0.0598in" loext:contextual-spacing="false" fo:text-align="justify" style:justify-single-word="false"/>
      <style:text-properties style:font-name="Century Gothic1" fo:font-size="6.5pt" style:font-size-asian="7pt" style:font-size-complex="7pt"/>
    </style:style>
    <style:style style:name="P12" style:family="paragraph" style:parent-style-name="MainHeading">
      <style:paragraph-properties fo:margin-top="0in" fo:margin-bottom="0.1in" loext:contextual-spacing="false" fo:break-before="page"/>
    </style:style>
    <style:style style:name="P13" style:family="paragraph" style:parent-style-name="MainHeading">
      <style:paragraph-properties fo:margin-top="0in" fo:margin-bottom="0.1in" loext:contextual-spacing="false" fo:text-align="justify" style:justify-single-word="false"/>
      <style:text-properties style:font-name="SoutaneBlack2" fo:font-size="12pt" fo:background-color="transparent" style:font-size-asian="12pt" style:font-size-complex="12pt"/>
    </style:style>
    <style:style style:name="P14" style:family="paragraph" style:parent-style-name="Text_20_body">
      <style:text-properties officeooo:rsid="0020c2f8" officeooo:paragraph-rsid="0020c2f8"/>
    </style:style>
    <style:style style:name="P15" style:family="paragraph" style:parent-style-name="Text_20_body">
      <style:paragraph-properties fo:margin-top="0.0598in" fo:margin-bottom="0in" loext:contextual-spacing="false" fo:text-align="start" style:justify-single-word="false"/>
      <style:text-properties fo:font-size="10pt" fo:font-weight="bold" style:font-size-asian="10pt" style:font-weight-asian="bold" style:font-size-complex="10pt" style:font-weight-complex="bold"/>
    </style:style>
    <style:style style:name="P16" style:family="paragraph" style:parent-style-name="Text_20_body" style:master-page-name="">
      <style:paragraph-properties fo:margin-top="0in" fo:margin-bottom="0in" loext:contextual-spacing="false" style:page-number="auto"/>
      <style:text-properties style:font-name="Century Gothic1"/>
    </style:style>
    <style:style style:name="P17" style:family="paragraph" style:parent-style-name="Text_20_body" style:master-page-name="">
      <style:paragraph-properties fo:margin-top="0in" fo:margin-bottom="0in" loext:contextual-spacing="false" fo:text-align="start" style:justify-single-word="false" style:page-number="auto"/>
      <style:text-properties fo:font-size="10pt" fo:font-weight="normal" officeooo:paragraph-rsid="001af46c" style:font-size-asian="10pt" style:font-weight-asian="normal" style:font-size-complex="10pt" style:font-weight-complex="normal"/>
    </style:style>
    <style:style style:name="P18" style:family="paragraph" style:parent-style-name="Text_20_body">
      <style:paragraph-properties fo:margin-top="0in" fo:margin-bottom="0in" loext:contextual-spacing="false" fo:text-align="start" style:justify-single-word="false"/>
      <style:text-properties fo:font-size="10pt" fo:font-weight="normal" style:font-size-asian="10pt" style:font-weight-asian="normal" style:font-size-complex="10pt" style:font-weight-complex="normal"/>
    </style:style>
    <style:style style:name="P19" style:family="paragraph" style:parent-style-name="Text_20_body">
      <style:paragraph-properties fo:margin-top="0in" fo:margin-bottom="0in" loext:contextual-spacing="false" fo:text-align="start" style:justify-single-word="false"/>
      <style:text-properties fo:font-size="10pt" fo:font-weight="normal" officeooo:rsid="0020c2f8" officeooo:paragraph-rsid="0020c2f8" style:font-size-asian="10pt" style:font-weight-asian="normal" style:font-size-complex="10pt" style:font-weight-complex="normal"/>
    </style:style>
    <style:style style:name="P20" style:family="paragraph" style:parent-style-name="Text_20_body" style:master-page-name="">
      <style:paragraph-properties fo:margin-top="0in" fo:margin-bottom="0.0799in" loext:contextual-spacing="false" style:page-number="auto"/>
      <style:text-properties officeooo:rsid="0020c2f8" officeooo:paragraph-rsid="0020c2f8"/>
    </style:style>
    <style:style style:name="T1" style:family="text">
      <style:text-properties style:font-name="SoutaneBlack2" fo:font-size="10pt" style:font-size-asian="10pt" style:font-size-complex="10pt"/>
    </style:style>
    <style:style style:name="T2" style:family="text">
      <style:text-properties officeooo:rsid="0020c2f8"/>
    </style:style>
    <style:style style:name="T3" style:family="text">
      <style:text-properties fo:font-weight="bold" officeooo:rsid="0020c2f8" style:font-weight-asian="bold" style:font-weight-complex="bol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table-cell table:style-name="Table1.A1" office:value-type="string">
              <text:p text:style-name="P5">Title Here</text:p>
              <text:p text:style-name="P7">By Name Here</text:p>
            </table:table-cell>
            <table:table-cell table:style-name="Table1.A1" office:value-type="string">
              <text:p text:style-name="P15">Release <text:span text:style-name="T2">1</text:span></text:p>
              <text:p text:style-name="P17">Copyright © <text:span text:style-name="T2">2019</text:span> <text:span text:style-name="T2">Name Here</text:span></text:p>
              <text:p text:style-name="P19">(Other credits here)</text:p>
              <text:p text:style-name="P18">All Rights Reserved</text:p>
              <text:p text:style-name="P18">Distributed under the terms of the Open Game License version 1.0a</text:p>
            </table:table-cell>
          </table:table-row>
        </table:table-header-rows>
        <table:table-row>
          <table:table-cell table:style-name="Table1.A1" table:number-columns-spanned="2" office:value-type="string">
            <text:p text:style-name="P6">A Basic Fantasy Role-Playing Supplement</text:p>
          </table:table-cell>
          <table:covered-table-cell/>
        </table:table-row>
      </table:table>
      <text:p text:style-name="SubHeading">INTRODUCTION</text:p>
      <text:p text:style-name="P20">Intro text here.</text:p>
      <text:section text:style-name="Sect1" text:name="Section2">
        <text:p text:style-name="SubHeading">NE<text:span text:style-name="T2">XT SECTION</text:span></text:p>
        <text:p text:style-name="P14">Text here.</text:p>
      </text:section>
      <text:p text:style-name="P13"/>
      <text:p text:style-name="P12"><text:toc-mark-start text:id="IMark2974353998024" text:outline-level="1"/>Open Game License<text:toc-mark-end text:id="IMark2974353998024"/></text:p>
      <text:section text:style-name="Sect1" text:name="Section1">
        <text:p text:style-name="P8">INTRODUCTION</text:p>
        <text:p text:style-name="P10"><text:span text:style-name="T3">Title Here</text:span> (hereinafter “the Supplement”) is based on the System Reference Document v3.5 ("SRD"), which is Open Game Content. <text:s text:c="3"/>The text of the Open Game License itself is not Open Game Content. Instructions on using the License are provided within the License itself.</text:p>
        <text:p text:style-name="P10">Designation of Open Game Content: <text:s/>The entire text of the Supplement (except the Open Game License, as noted above) is Open Game Content, released under the Open Game License, Version 1.0a (reproduced below) as described in Section 1(d) of the License. <text:s/>Artwork incorporated in this document is not Open Game Content, and remains the property of the copyright holder.</text:p>
        <text:p text:style-name="P10">Designation of Product Identity: <text:s/>Product identity is not Open Game Content. The following is designated as product identity pursuant to OGL v1.0a(1)(e) and (7): (A) product and product line names, including Basic Fantasy <text:alphabetical-index-mark-start text:id="IMark2974353997640" text:main-entry="true"/>Role-Playing<text:alphabetical-index-mark-end text:id="IMark2974353997640"/> Game, Basic Fantasy RPG, and BFRPG, as well as the phrase “make mine Basic”; (B) all artwork, logos, symbols, graphic designs, depictions, likenesses, formats, poses, concepts, themes and graphic, photographic and other visual representations, including the “eye” logo, which is the personal mark of Chris Gonnerman for his various products, and which is Copyright © 2002 Chris Gonnerman, and the “Scribbled Dragon,” which is Copyright © 2005 Erik Wilson; (C) logos and trademarks, including any trademark or registered trademark clearly identified as product identity by the owner of the product identity, and which specifically excludes the open game content.</text:p>
        <text:p text:style-name="P10">More information on the Open Game License can be found at:</text:p>
        <text:p text:style-name="P10"><text:tab/>http://www.wizards.com/d20</text:p>
        <text:p text:style-name="P8">OPEN GAME LICENSE VERSION 1.0A</text:p>
        <text:p text:style-name="P10">The following text is the property of Wizards of the Coast, Inc. and is Copyright 2000 Wizards of the Coast, Inc ("Wizards"). All Rights Reserved.</text:p>
        <text:p text:style-name="P10">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0">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0">3.Offer and Acceptance: By Using the Open Game Content You indicate Your acceptance of the terms of this License.</text:p>
        <text:p text:style-name="P10">4. Grant and Consideration: In consideration for agreeing to use this License, the Contributors grant You a perpetual, worldwide, royalty-free, non-exclusive license with the exact terms of this License to Use, the Open Game Content.</text:p>
        <text:p text:style-name="P10">5.Representation of Authority to Contribute: If You are contributing original material as Open Game Content, You represent that Your Contributions are Your original creation and/or You have sufficient rights to grant the rights conveyed by this License.</text:p>
        <text:p text:style-name="P10">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0">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0">8. Identification: If you distribute Open Game Content You must clearly indicate which portions of the work that you are distributing are Open Game Content.</text:p>
        <text:p text:style-name="P10">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0">10. Copy of this License: You MUST include a copy of this License with every copy of the Open Game Content You Distribute.</text:p>
        <text:p text:style-name="P10">11. Use of Contributor Credits: You may not market or advertise the Open Game Content using the name of any Contributor unless You have written permission from the Contributor to do so.</text:p>
        <text:p text:style-name="P10">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0">13. Termination: This License will terminate automatically if You fail to comply with all terms herein and fail to cure such breach within 30 days of becoming aware of the breach. All sublicenses shall survive the termination of this License.</text:p>
        <text:p text:style-name="P10">14. Reformation: If any provision of this License is held to be unenforceable, such provision shall be reformed only to the extent necessary to make it enforceable.</text:p>
        <text:p text:style-name="P10">15. COPYRIGHT NOTICE</text:p>
        <text:p text:style-name="P10">Open Game License v 1.0 Copyright 2000, Wizards of the Coast, Inc.</text:p>
        <text:p text:style-name="P10">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11">Basic Fantasy Role-Playing Game Copyright © 2006-<text:span text:style-name="T2">2016</text:span> Chris Gonnerman.</text:p>
        <text:p text:style-name="P11"><text:span text:style-name="T2">Title Here</text:span> Copyright © 20<text:span text:style-name="T2">19</text:span> <text:span text:style-name="T2">Name Here.</text:span></text:p>
        <text:p text:style-name="P9">END OF LICENSE</text:p>
      </text:section>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fo:font-family="Soutane"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loext:contextual-spacing="false" fo:text-align="justify" style:justify-single-word="false" fo:orphans="3" fo:widows="3" style:page-number="auto"/>
      <style:text-properties style:font-name="Soutane" fo:font-family="Soutane"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Black" fo:font-family="'Arial Black'" fo:font-size="14pt" style:font-name-asian="MS Gothic" style:font-family-asian="'MS Gothic'"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1" style:font-family-complex="Tahoma"/>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text-transform="uppercase" style:font-name="SoutaneBlack"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loext:contextual-spacing="false" fo:text-align="center" style:justify-single-word="false" fo:text-indent="0in" style:auto-text-indent="false" text:number-lines="false" text:line-number="0"/>
      <style:text-properties fo:text-transform="uppercase" style:font-name="SoutaneBlack1"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6.5in" style:type="right" style:leader-style="dotted" style:leader-text="."/>
        </style:tab-stops>
      </style:paragraph-properties>
      <style:text-properties style:font-name="Soutane2" fo:font-family="Soutane"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 fo:font-family="Soutane"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Soutane" fo:font-family="Soutane"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loext:contextual-spacing="false" fo:keep-with-next="always"/>
      <style:text-properties style:font-name="SoutaneBlack1"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loext: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loext: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loext:contextual-spacing="false" fo:keep-with-next="always" style:text-autospace="none"/>
      <style:text-properties style:font-name="SoutaneBlack1"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loext:contextual-spacing="false" fo:padding="0in" fo:border="none" style:shadow="none" style:join-border="false">
        <style:tab-stops>
          <style:tab-stop style:position="1.55in"/>
          <style:tab-stop style:position="2.2in"/>
        </style:tab-stops>
      </style:paragraph-properties>
      <style:text-properties style:font-name="Soutane2" fo:font-family="Soutane"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loext:contextual-spacing="false">
        <style:tab-stops>
          <style:tab-stop style:position="1.55in"/>
          <style:tab-stop style:position="2.2in"/>
        </style:tab-stops>
      </style:paragraph-properties>
      <style:text-properties style:font-name="Soutane"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loext:contextual-spacing="false" fo:text-align="start" style:justify-single-word="false" fo:text-indent="-0.3in" style:auto-text-indent="false">
        <style:tab-stops>
          <style:tab-stop style:position="0.3in"/>
        </style:tab-stops>
      </style:paragraph-properties>
      <style:text-properties style:font-name="Soutane3"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loext:contextual-spacing="false" style:page-number="auto"/>
    </style:style>
    <style:style style:name="Table_20_contents" style:display-name="Table contents" style:family="paragraph" style:parent-style-name="Text_20_body">
      <style:paragraph-properties fo:margin-top="0in" fo:margin-bottom="0in" loext:contextual-spacing="false"/>
      <style:text-properties style:font-name="Soutane3"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3" fo:font-family="Soutane" style:font-pitch="variable" fo:font-size="9pt" fo:font-weight="bold"/>
    </style:style>
    <style:style style:name="toc_20_2" style:display-name="toc 2" style:family="paragraph" style:parent-style-name="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3" fo:font-family="Soutane" style:font-pitch="variable" fo:font-size="9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taneBlack2" fo:font-size="10pt" fo:font-weight="normal"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M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M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2" fo:font-size="10pt" style:font-size-asian="10pt" style:font-size-complex="10pt"/>
    </style:style>
    <style:style style:name="MT2" style:family="text">
      <style:text-properties officeooo:rsid="0020c2f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SIC FANTASY<text:tab/><text:tab/>CHARACTERS</text:p>
      </style:header>
      <style:header-left>
        <text:p text:style-name="MP1">CHARACTERS<text:tab/><text:tab/>BASIC FANTASY</text:p>
      </style:header-left>
      <style:footer>
        <text:p text:style-name="Footer"><text:tab/><text:span text:style-name="MT1">E</text:span><text:span text:style-name="MT1"><text:page-number text:select-page="current">0</text:page-number></text:span></text:p>
      </style:footer>
    </style:master-page>
    <style:master-page style:name="First_20_Page" style:display-name="First Page" style:page-layout-name="Mpm2" style:next-style-name="Body_20_Page"/>
    <style:master-page style:name="Title" style:page-layout-name="Mpm3"/>
    <style:master-page style:name="Body_20_Page" style:display-name="Body Page" style:page-layout-name="Mpm4">
      <style:header>
        <text:p text:style-name="MP2"><text:span text:style-name="MT2">TITLE HERE</text:span><text:tab/><text:tab/>A BASIC FANTASY SUPPLEMENT</text:p>
      </style:header>
      <style:header-left>
        <text:p text:style-name="MP3">A BASIC FANTASY SUPPLEMENT<text:tab/><text:tab/><text:span text:style-name="MT2">TITLE HERE</text:span></text:p>
      </style:header-left>
      <style:footer>
        <text:p text:style-name="MP4"><text:tab/><text:span text:style-name="MT1"><text:page-number text:select-page="current">2</text:page-number></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creation-date>2019-01-18T09:13:37.551000000</meta:creation-date>
    <meta:editing-cycles>1</meta:editing-cycles>
    <meta:editing-duration>P0D</meta:editing-duration>
    <meta:document-statistic meta:table-count="1" meta:image-count="0" meta:object-count="0" meta:page-count="2" meta:paragraph-count="47" meta:word-count="1327" meta:character-count="8583" meta:non-whitespace-character-count="7289"/>
    <meta:user-defined meta:name="Info 1"/>
    <meta:user-defined meta:name="Info 2"/>
    <meta:user-defined meta:name="Info 3"/>
    <meta:user-defined meta:name="Info 4"/>
  </office:meta>
</office:document-meta>
</file>